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48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eavy write 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0-0.01-1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hase_2_1_n_writ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2076" calcext:value-type="float">
            <text:p>2076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7532" calcext:value-type="float">
            <text:p>7532</text:p>
          </table:table-cell>
          <table:table-cell table:style-name="ce1" office:value-type="float" office:value="346.358225258184" calcext:value-type="float">
            <text:p>346.35822525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.7128829555268" calcext:value-type="float">
            <text:p>47.7128829555</text:p>
          </table:table-cell>
          <table:table-cell table:style-name="ce1" office:value-type="float" office:value="8.80638171737751" calcext:value-type="float">
            <text:p>8.8063817174</text:p>
          </table:table-cell>
          <table:table-cell table:style-name="ce1" office:value-type="float" office:value="189" calcext:value-type="float">
            <text:p>189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2076" calcext:value-type="float">
            <text:p>2076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7532" calcext:value-type="float">
            <text:p>7532</text:p>
          </table:table-cell>
          <table:table-cell table:style-name="ce1" office:value-type="float" office:value="346.358225258184" calcext:value-type="float">
            <text:p>346.35822525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.7128829555268" calcext:value-type="float">
            <text:p>47.7128829555</text:p>
          </table:table-cell>
          <table:table-cell table:style-name="ce1" office:value-type="float" office:value="8.80638171737751" calcext:value-type="float">
            <text:p>8.8063817174</text:p>
          </table:table-cell>
          <table:table-cell table:style-name="ce1" office:value-type="float" office:value="189" calcext:value-type="float">
            <text:p>189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100-0.01-2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hase_2_1_n_writ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233" calcext:value-type="float">
            <text:p>223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535" calcext:value-type="float">
            <text:p>7535</text:p>
          </table:table-cell>
          <table:table-cell table:style-name="ce1" office:value-type="float" office:value="478.776259505409" calcext:value-type="float">
            <text:p>478.77625950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.4211480201494" calcext:value-type="float">
            <text:p>44.4211480201</text:p>
          </table:table-cell>
          <table:table-cell table:style-name="ce1" office:value-type="float" office:value="8.19882517168774" calcext:value-type="float">
            <text:p>8.1988251717</text:p>
          </table:table-cell>
          <table:table-cell table:style-name="ce1" office:value-type="float" office:value="189" calcext:value-type="float">
            <text:p>189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233" calcext:value-type="float">
            <text:p>223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535" calcext:value-type="float">
            <text:p>7535</text:p>
          </table:table-cell>
          <table:table-cell table:style-name="ce1" office:value-type="float" office:value="478.776259505409" calcext:value-type="float">
            <text:p>478.77625950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.4211480201494" calcext:value-type="float">
            <text:p>44.4211480201</text:p>
          </table:table-cell>
          <table:table-cell table:style-name="ce1" office:value-type="float" office:value="8.19882517168774" calcext:value-type="float">
            <text:p>8.1988251717</text:p>
          </table:table-cell>
          <table:table-cell table:style-name="ce1" office:value-type="float" office:value="189" calcext:value-type="float">
            <text:p>18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0-0.01-3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hase_2_1_n_writ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2489" calcext:value-type="float">
            <text:p>2489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7716" calcext:value-type="float">
            <text:p>7716</text:p>
          </table:table-cell>
          <table:table-cell table:style-name="ce1" office:value-type="float" office:value="699.427678236504" calcext:value-type="float">
            <text:p>699.42767823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.9074678844652" calcext:value-type="float">
            <text:p>39.9074678845</text:p>
          </table:table-cell>
          <table:table-cell table:style-name="ce1" office:value-type="float" office:value="7.36573381851946" calcext:value-type="float">
            <text:p>7.3657338185</text:p>
          </table:table-cell>
          <table:table-cell table:style-name="ce1" office:value-type="float" office:value="189" calcext:value-type="float">
            <text:p>189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2489" calcext:value-type="float">
            <text:p>2489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7716" calcext:value-type="float">
            <text:p>7716</text:p>
          </table:table-cell>
          <table:table-cell table:style-name="ce1" office:value-type="float" office:value="699.427678236504" calcext:value-type="float">
            <text:p>699.42767823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.9074678844652" calcext:value-type="float">
            <text:p>39.9074678845</text:p>
          </table:table-cell>
          <table:table-cell table:style-name="ce1" office:value-type="float" office:value="7.36573381851946" calcext:value-type="float">
            <text:p>7.3657338185</text:p>
          </table:table-cell>
          <table:table-cell table:style-name="ce1" office:value-type="float" office:value="189" calcext:value-type="float">
            <text:p>18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0-0.01-4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hase_2_1_n_writ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2913" calcext:value-type="float">
            <text:p>2913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8590" calcext:value-type="float">
            <text:p>8590</text:p>
          </table:table-cell>
          <table:table-cell table:style-name="ce1" office:value-type="float" office:value="976.662241952142" calcext:value-type="float">
            <text:p>976.66224195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.1040565922715" calcext:value-type="float">
            <text:p>34.1040565923</text:p>
          </table:table-cell>
          <table:table-cell table:style-name="ce1" office:value-type="float" office:value="6.29459638275324" calcext:value-type="float">
            <text:p>6.2945963828</text:p>
          </table:table-cell>
          <table:table-cell table:style-name="ce1" office:value-type="float" office:value="189" calcext:value-type="float">
            <text:p>189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2913" calcext:value-type="float">
            <text:p>2913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8590" calcext:value-type="float">
            <text:p>8590</text:p>
          </table:table-cell>
          <table:table-cell table:style-name="ce1" office:value-type="float" office:value="976.662241952142" calcext:value-type="float">
            <text:p>976.66224195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.1040565922715" calcext:value-type="float">
            <text:p>34.1040565923</text:p>
          </table:table-cell>
          <table:table-cell table:style-name="ce1" office:value-type="float" office:value="6.29459638275324" calcext:value-type="float">
            <text:p>6.2945963828</text:p>
          </table:table-cell>
          <table:table-cell table:style-name="ce1" office:value-type="float" office:value="189" calcext:value-type="float">
            <text:p>18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0-0.01-5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hase_2_1_n_write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3256" calcext:value-type="float">
            <text:p>3256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9725" calcext:value-type="float">
            <text:p>9725</text:p>
          </table:table-cell>
          <table:table-cell table:style-name="ce1" office:value-type="float" office:value="1203.40183752625" calcext:value-type="float">
            <text:p>1203.40183752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.5288699311391" calcext:value-type="float">
            <text:p>30.5288699311</text:p>
          </table:table-cell>
          <table:table-cell table:style-name="ce1" office:value-type="float" office:value="5.63472306346219" calcext:value-type="float">
            <text:p>5.6347230635</text:p>
          </table:table-cell>
          <table:table-cell table:style-name="ce1" office:value-type="float" office:value="189" calcext:value-type="float">
            <text:p>189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3256" calcext:value-type="float">
            <text:p>3256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9725" calcext:value-type="float">
            <text:p>9725</text:p>
          </table:table-cell>
          <table:table-cell table:style-name="ce1" office:value-type="float" office:value="1203.40183752625" calcext:value-type="float">
            <text:p>1203.40183752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.5288699311391" calcext:value-type="float">
            <text:p>30.5288699311</text:p>
          </table:table-cell>
          <table:table-cell table:style-name="ce1" office:value-type="float" office:value="5.63472306346219" calcext:value-type="float">
            <text:p>5.6347230635</text:p>
          </table:table-cell>
          <table:table-cell table:style-name="ce1" office:value-type="float" office:value="189" calcext:value-type="float">
            <text:p>1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8T20:20:43.416084205</meta:creation-date>
    <meta:generator>LibreOffice/4.2.4.2$Linux_x86 LibreOffice_project/420m0$Build-2</meta:generator>
    <dc:date>2014-09-08T22:39:52.214080539</dc:date>
    <meta:editing-duration>PT2H17M16S</meta:editing-duration>
    <meta:editing-cycles>7</meta:editing-cycles>
    <meta:document-statistic meta:table-count="1" meta:cell-count="106" meta:object-count="0"/>
  </office:meta>
</office:document-meta>
</file>